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+mn-ea" svg:font-family="+mn-ea"/>
    <style:font-face style:name="Arial2" svg:font-family="Arial"/>
    <style:font-face style:name="Calibri" svg:font-family="Calibri"/>
    <style:font-face style:name="Consolas" svg:font-family="Consolas"/>
    <style:font-face style:name="Nachlieli CLM2" svg:font-family="'Nachlieli CLM'"/>
    <style:font-face style:name="MS Gothic" svg:font-family="'MS Gothic'" style:font-family-generic="modern"/>
    <style:font-face style:name="Monospace" svg:font-family="Monospace" style:font-pitch="fixed"/>
    <style:font-face style:name="Arial3" svg:font-family="Arial" style:font-family-generic="modern" style:font-pitch="fixed"/>
    <style:font-face style:name="David CLM" svg:font-family="'David CLM'" style:font-pitch="variable"/>
    <style:font-face style:name="Liberation Sans2" svg:font-family="'Liberation Sans', Arial" style:font-pitch="variable"/>
    <style:font-face style:name="Nachlieli CLM1" svg:font-family="'Nachlieli CLM'" style:font-pitch="variable"/>
    <style:font-face style:name="Tahoma" svg:font-family="Tahoma" style:font-pitch="variable"/>
    <style:font-face style:name="Wingdings" svg:font-family="Wingdings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17.107cm" fo:min-width="22.783cm" fo:padding-top="0.125cm" fo:padding-bottom="0.125cm" fo:padding-left="0.25cm" fo:padding-right="0.25cm" fo:wrap-option="wrap" draw:shadow="hidden" draw:shadow-offset-x="0cm" draw:shadow-offset-y="0.076cm" draw:shadow-color="#000000" draw:shadow-opacity="50%"/>
    </style:style>
    <style:style style:name="gr4" style:family="graphic" style:parent-style-name="standard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middle" draw:auto-grow-height="false" draw:fit-to-size="false" style:shrink-to-fit="false" fo:min-height="17.107cm" fo:min-width="22.783cm" fo:padding-top="0.125cm" fo:padding-bottom="0.125cm" fo:padding-left="0.25cm" fo:padding-right="0.25cm" fo:wrap-option="wrap" draw:shadow="hidden" draw:shadow-offset-x="0cm" draw:shadow-offset-y="0.076cm" draw:shadow-color="#000000" draw:shadow-opacity="50%"/>
    </style:style>
    <style:style style:name="gr5" style:family="graphic" style:parent-style-name="standard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hidden" draw:shadow-offset-x="0cm" draw:shadow-offset-y="0.076cm" draw:shadow-color="#000000" draw:shadow-opacity="50%"/>
    </style:style>
    <style:style style:name="gr6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74cm" fo:padding-bottom="0.074cm" fo:padding-left="0.222cm" fo:padding-right="0.074cm" fo:wrap-option="wrap"/>
    </style:style>
    <style:style style:name="gr7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89cm" fo:padding-bottom="0.089cm" fo:padding-left="0.267cm" fo:padding-right="0.089cm" fo:wrap-option="wrap"/>
    </style:style>
    <style:style style:name="gr8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93cm" fo:padding-bottom="0.093cm" fo:padding-left="0.278cm" fo:padding-right="0.093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254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3.448cm" fo:min-width="5.084cm" fo:padding-top="0.089cm" fo:padding-bottom="0.089cm" fo:padding-left="0.267cm" fo:padding-right="0.089cm" fo:wrap-option="wrap"/>
    </style:style>
    <style:style style:name="gr12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3.144cm" fo:min-width="4.477cm" fo:padding-top="0.241cm" fo:padding-bottom="0.241cm" fo:padding-left="0.722cm" fo:padding-right="0.241cm" fo:wrap-option="wrap"/>
    </style:style>
    <style:style style:name="gr13" style:family="graphic" style:parent-style-name="standard">
      <style:graphic-properties draw:stroke="solid" svg:stroke-width="0.071cm" svg:stroke-color="#d34817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4" style:family="graphic" style:parent-style-name="standard">
      <style:graphic-properties draw:stroke="none" svg:stroke-width="0cm" draw:fill="solid" draw:fill-color="#00b050" draw:opacity="4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9c3510" draw:fill="solid" draw:fill-color="#00b050" draw:opacity="40%" draw:textarea-vertical-align="middle" draw:auto-grow-height="false" draw:fit-to-size="false" style:shrink-to-fit="false" fo:min-height="0.897cm" fo:min-width="2.83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159cm" svg:stroke-color="#00b050" draw:marker-end="msArrow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1.597cm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5" style:family="presentation" style:parent-style-name="ריק-notes">
      <style:graphic-properties draw:fill-color="#ffffff" fo:min-height="13.364cm"/>
    </style:style>
    <style:style style:name="pr6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7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0" style:family="presentation" style:parent-style-name="שקופית_20_כותרת-title">
      <style:graphic-properties draw:stroke="none" svg:stroke-width="0cm" draw:fill="none" draw:textarea-vertical-align="middle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1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2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3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4" style:family="presentation" style:parent-style-name="כותרת_20_ותוכן_5f_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5" style:family="presentation" style:parent-style-name="כותרת_20_ותוכן_5f_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6" style:family="presentation" style:parent-style-name="כותרת_20_ותוכן_5f__5f_-notes">
      <style:graphic-properties draw:fill-color="#ffffff" fo:min-height="13.364cm"/>
    </style:style>
    <style:style style:name="co1" style:family="table-column">
      <style:table-column-properties style:column-width="11.858cm" style:use-optimal-column-width="false"/>
    </style:style>
    <style:style style:name="co2" style:family="table-column">
      <style:table-column-properties style:column-width="3.358cm" style:use-optimal-column-width="false"/>
    </style:style>
    <style:style style:name="co3" style:family="table-column">
      <style:table-column-properties style:column-width="3.561cm" style:use-optimal-column-width="false"/>
    </style:style>
    <style:style style:name="co4" style:family="table-column">
      <style:table-column-properties style:column-width="3.575cm" style:use-optimal-column-width="false"/>
    </style:style>
    <style:style style:name="co5" style:family="table-column">
      <style:table-column-properties style:column-width="7.887cm" style:use-optimal-column-width="false"/>
    </style:style>
    <style:style style:name="co6" style:family="table-column">
      <style:table-column-properties style:column-width="7.892cm" style:use-optimal-column-width="false"/>
    </style:style>
    <style:style style:name="ro1" style:family="table-row">
      <style:table-row-properties style:row-height="3.824cm"/>
    </style:style>
    <style:style style:name="ro2" style:family="table-row">
      <style:table-row-properties style:row-height="3.201cm"/>
    </style:style>
    <style:style style:name="ro3" style:family="table-row">
      <style:table-row-properties style:row-height="3.105cm"/>
    </style:style>
    <style:style style:name="ro4" style:family="table-row">
      <style:table-row-properties style:row-height="2.024cm"/>
    </style:style>
    <style:style style:name="ro5" style:family="table-row">
      <style:table-row-properties style:row-height="2.094cm"/>
    </style:style>
    <style:style style:name="ce1" style:family="table-cell">
      <style:paragraph-properties fo:text-align="center"/>
      <style:text-properties fo:color="#0000ff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ce2" style:family="table-cell">
      <style:paragraph-properties fo:text-align="center"/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/>
      <style:text-properties fo:color="#009900" fo:font-size="36pt" style:font-size-asian="36pt" style:font-size-complex="36pt"/>
    </style:style>
    <style:style style:name="ce4" style:family="table-cell">
      <style:paragraph-properties fo:text-align="center"/>
      <style:text-properties fo:color="#009900" fo:font-size="36pt" fo:font-weight="bold" style:font-size-asian="36pt" style:font-weight-asian="bold" style:font-size-complex="36pt" style:font-weight-complex="bold"/>
    </style:style>
    <style:style style:name="ce5" style:family="table-cell">
      <style:paragraph-properties fo:text-align="center"/>
      <style:text-properties fo:color="#ff3333" fo:font-size="36pt" style:font-size-asian="36pt" style:font-size-complex="36pt"/>
    </style:style>
    <style:style style:name="ce6" style:family="table-cell">
      <style:paragraph-properties fo:text-align="center"/>
      <style:text-properties fo:color="#ff3333" fo:font-size="36pt" fo:font-weight="bold" style:font-size-asian="36pt" style:font-weight-asian="bold" style:font-size-complex="36pt" style:font-weight-complex="bold"/>
    </style:style>
    <style:style style:name="ce7" style:family="table-cell">
      <style:paragraph-properties fo:text-align="center"/>
      <style:text-properties fo:color="#800080" fo:font-size="36pt" style:font-size-asian="36pt" style:font-size-complex="36pt"/>
    </style:style>
    <style:style style:name="ce8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9" style:family="table-cell">
      <style:paragraph-properties fo:text-align="center"/>
      <style:text-properties fo:font-size="28pt" style:font-size-asian="28pt" style:font-size-complex="28pt"/>
    </style:style>
    <style:style style:name="ce10" style:family="table-cell">
      <style:paragraph-properties fo:text-align="center"/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ce11" style:family="table-cell">
      <style:paragraph-properties fo:text-align="center"/>
      <style:text-properties style:use-window-font-color="true" fo:font-size="28pt" style:font-size-asian="28pt" style:font-size-complex="28pt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text-align="center"/>
      <style:text-properties fo:color="#009900" fo:font-size="36pt" style:font-size-asian="36pt" style:font-size-complex="36pt"/>
    </style:style>
    <style:style style:name="P12" style:family="paragraph">
      <style:paragraph-properties fo:text-align="center"/>
      <style:text-properties fo:color="#009900" fo:font-size="36pt" fo:font-weight="bold" style:font-size-asian="36pt" style:font-weight-asian="bold" style:font-size-complex="36pt" style:font-weight-complex="bold"/>
    </style:style>
    <style:style style:name="P13" style:family="paragraph">
      <style:paragraph-properties fo:text-align="center"/>
      <style:text-properties fo:color="#ff3333" fo:font-size="36pt" style:font-size-asian="36pt" style:font-size-complex="36pt"/>
    </style:style>
    <style:style style:name="P14" style:family="paragraph">
      <style:paragraph-properties fo:text-align="center"/>
      <style:text-properties fo:color="#ff3333" fo:font-size="36pt" fo:font-weight="bold" style:font-size-asian="36pt" style:font-weight-asian="bold" style:font-size-complex="36pt" style:font-weight-complex="bold"/>
    </style:style>
    <style:style style:name="P15" style:family="paragraph">
      <style:paragraph-properties fo:text-align="center"/>
      <style:text-properties fo:color="#800080" fo:font-size="36pt" style:font-size-asian="36pt" style:font-size-complex="36pt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8" style:family="paragraph">
      <style:paragraph-properties fo:margin-top="0cm" fo:margin-bottom="0cm" fo:line-height="100%" fo:text-align="center" style:writing-mode="lr-tb"/>
    </style:style>
    <style:style style:name="P19" style:family="paragraph">
      <style:paragraph-properties fo:margin-top="0cm" fo:margin-bottom="0cm" fo:line-height="100%" fo:text-align="start" style:writing-mode="lr-tb"/>
    </style:style>
    <style:style style:name="P20" style:family="paragraph">
      <loext:graphic-properties draw:fill="none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26" style:family="paragraph">
      <style:paragraph-properties fo:margin-left="0cm" fo:margin-right="0cm" fo:margin-top="0cm" fo:margin-bottom="0.247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28" style:family="paragraph">
      <style:paragraph-properties fo:margin-left="0cm" fo:margin-right="0cm" fo:margin-top="0cm" fo:margin-bottom="0.296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cm" fo:margin-bottom="0.309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2" style:family="paragraph">
      <loext:graphic-properties draw:fill="solid" draw:fill-color="#d34817"/>
      <style:paragraph-properties fo:margin-left="0cm" fo:margin-right="0cm" fo:margin-top="0cm" fo:margin-bottom="0.296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33" style:family="paragraph">
      <style:paragraph-properties fo:margin-left="0cm" fo:margin-right="0cm" fo:margin-top="0cm" fo:margin-bottom="0.803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34" style:family="paragraph">
      <loext:graphic-properties draw:fill="solid" draw:fill-color="#d34817"/>
      <style:paragraph-properties fo:margin-left="0cm" fo:margin-right="0cm" fo:margin-top="0cm" fo:margin-bottom="0.803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35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37" style:family="paragraph">
      <style:paragraph-properties fo:margin-top="0.423cm" fo:margin-bottom="0cm" fo:line-height="100%" fo:text-align="start" style:writing-mode="rl-tb"/>
    </style:style>
    <style:style style:name="P38" style:family="paragraph">
      <style:paragraph-properties fo:margin-top="0.318cm" fo:margin-bottom="0cm" fo:line-height="100%" fo:text-align="start" style:writing-mode="rl-tb"/>
    </style:style>
    <style:style style:name="P39" style:family="paragraph">
      <style:paragraph-properties fo:margin-top="0cm" fo:margin-bottom="0cm" fo:text-align="start"/>
    </style:style>
    <style:style style:name="P4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1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4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43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4" style:family="paragraph">
      <style:paragraph-properties fo:margin-top="0cm" fo:margin-bottom="0cm" fo:line-height="100%" fo:text-align="start" style:writing-mode="rl-tb"/>
    </style:style>
    <style:style style:name="P45" style:family="paragraph">
      <loext:graphic-properties draw:fill="solid" draw:fill-color="#00b050" draw:opacity="40%"/>
      <style:paragraph-properties fo:margin-top="0cm" fo:margin-bottom="0cm" fo:line-height="100%" fo:text-align="start" style:writing-mode="rl-tb" style:font-independent-line-spacing="true"/>
      <style:text-properties fo:font-size="24pt"/>
    </style:style>
    <style:style style:name="P46" style:family="paragraph">
      <loext:graphic-properties draw:fill="solid" draw:fill-color="#00b050" draw:opacity="40%"/>
      <style:paragraph-properties fo:text-align="start" style:font-independent-line-spacing="true"/>
      <style:text-properties fo:font-size="24pt"/>
    </style:style>
    <style:style style:name="P47" style:family="paragraph">
      <loext:graphic-properties draw:fill="none"/>
      <style:paragraph-properties fo:text-align="start"/>
      <style:text-properties fo:font-size="18pt"/>
    </style:style>
    <style:style style:name="P48" style:family="paragraph">
      <loext:graphic-properties draw:fill="none" draw:fill-color="#ffffff"/>
      <style:text-properties fo:font-size="36pt" style:font-size-asian="36pt" style:font-size-complex="36pt"/>
    </style:style>
    <style:style style:name="P49" style:family="paragraph">
      <style:paragraph-properties fo:margin-top="0cm" fo:margin-bottom="0cm" fo:line-height="120%" fo:text-align="start" style:writing-mode="lr-tb"/>
    </style:style>
    <style:style style:name="P50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ff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" style:family="text"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9900" fo:font-size="36pt" style:font-size-asian="36pt" style:font-size-complex="36pt"/>
    </style:style>
    <style:style style:name="T7" style:family="text">
      <style:text-properties fo:color="#009900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ff3333" fo:font-size="36pt" style:font-size-asian="36pt" style:font-size-complex="36pt"/>
    </style:style>
    <style:style style:name="T9" style:family="text">
      <style:text-properties fo:color="#800080" fo:font-size="36pt" style:font-size-asian="36pt" style:font-size-complex="36pt"/>
    </style:style>
    <style:style style:name="T10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13" style:family="text">
      <style:text-properties fo:font-variant="normal" fo:text-transform="none" fo:color="#009900" style:text-line-through-style="none" style:text-line-through-type="none" style:text-position="0% 100%" style:font-name="Arial2" fo:font-size="36pt" fo:letter-spacing="normal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T14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15" style:family="text">
      <style:text-properties fo:font-variant="normal" fo:text-transform="none" fo:color="#009900" style:text-line-through-style="none" style:text-line-through-type="none" style:text-position="0% 100%" style:font-name="Arial2" fo:font-size="20pt" fo:letter-spacing="normal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16" style:family="text">
      <style:text-properties fo:font-variant="normal" fo:text-transform="none" fo:color="#009900" style:text-line-through-style="none" style:text-line-through-type="none" style:text-position="0% 100%" style:font-name="Arial2" fo:font-size="16pt" fo:letter-spacing="normal" fo:font-style="normal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Arial" style:font-size-complex="32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Wingdings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2" style:family="text">
      <style:text-properties fo:font-variant="normal" fo:text-transform="none" fo:color="#6666ff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23" style:family="text">
      <style:text-properties fo:font-variant="normal" fo:text-transform="none" fo:color="#6666ff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4" style:family="text">
      <style:text-properties fo:font-variant="normal" fo:text-transform="none" style:use-window-font-color="true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name-complex="Arial" style:font-size-complex="28pt" style:font-style-complex="italic" style:font-weight-complex="normal"/>
    </style:style>
    <style:style style:name="T25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name-complex="Arial" style:font-size-complex="28pt" style:font-style-complex="italic" style:font-weight-complex="normal"/>
    </style:style>
    <style:style style:name="T26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7" style:family="text">
      <style:text-properties fo:font-variant="normal" fo:text-transform="none" fo:color="#ce181e" style:text-line-through-style="none" style:text-line-through-type="none" style:text-position="0% 100%" style:font-name="Arial2" fo:font-size="36pt" fo:letter-spacing="normal" fo:font-style="italic" style:text-underline-style="none" fo:font-weight="normal" style:font-size-asian="36pt" style:font-style-asian="italic" style:font-weight-asian="normal" style:font-name-complex="Arial" style:font-size-complex="36pt" style:font-style-complex="italic" style:font-weight-complex="normal"/>
    </style:style>
    <style:style style:name="T28" style:family="text">
      <style:text-properties fo:font-variant="normal" fo:text-transform="none" fo:color="#696464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Arial2" fo:font-size="25pt" fo:letter-spacing="normal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3" style:family="text">
      <style:text-properties fo:font-variant="normal" fo:text-transform="none" fo:color="#00b05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Arial2" fo:font-size="65pt" fo:letter-spacing="normal" fo:font-style="normal" style:text-underline-style="none" fo:font-weight="normal" style:font-size-asian="65pt" style:font-style-asian="normal" style:font-weight-asian="normal" style:font-name-complex="Arial" style:font-size-complex="65pt" style:font-style-complex="normal" style:font-weight-complex="normal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cc9900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1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3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font-variant="normal" fo:text-transform="none" fo:color="#696464" style:text-outline="false" style:text-line-through-style="none" style:text-line-through-type="none" style:text-position="0% 100%" style:font-name="Arial2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40pt" style:language-asian="en" style:country-asian="US" style:font-style-asian="normal" style:font-weight-asian="normal" style:font-name-complex="Arial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696464" style:text-outline="false" style:text-line-through-style="none" style:text-line-through-type="none" style:text-position="0% 100%" style:font-name="Arial2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ff" fo:font-size="36pt" style:font-size-asian="36pt" style:font-size-complex="36pt"/>
    </style:style>
    <style:style style:name="T47" style:family="text">
      <style:text-properties fo:color="#009900" style:font-name="Monospace" fo:font-size="20pt" style:font-name-asian="David CLM" style:font-size-asian="20pt" style:font-weight-asian="normal" style:font-size-complex="20pt"/>
    </style:style>
    <style:style style:name="T48" style:family="text">
      <style:text-properties fo:font-variant="normal" fo:text-transform="none" fo:color="#696464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49" style:family="text">
      <style:text-properties fo:font-size="28pt" fo:font-weight="bold" style:font-size-asian="28pt" style:font-weight-asian="bold" style:font-size-complex="28pt" style:font-weight-complex="bold"/>
    </style:style>
    <style:style style:name="T50" style:family="text">
      <style:text-properties fo:font-size="28pt" style:font-size-asian="28pt" style:font-size-complex="28pt"/>
    </style:style>
    <style:style style:name="T51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52" style:family="text">
      <style:text-properties style:use-window-font-color="true" fo:font-size="28pt" style:font-size-asian="28pt" style:font-size-complex="28pt"/>
    </style:style>
    <style:style style:name="T53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56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57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8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59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כותרת משנה 3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/></text:p>
            <text:list text:style-name="L1">
              <text:list-item>
                <text:p text:style-name="P1"><text:span text:style-name="T1">Version 1: Dr. Ofir Pele</text:span></text:p>
              </text:list-item>
              <text:list-item>
                <text:p text:style-name="P1"><text:span text:style-name="T1">Version 2: Dr. Miri Ben-Nissan</text:span></text:p>
              </text:list-item>
              <text:list-item>
                <text:p text:style-name="P1"><text:span text:style-name="T1">Version 3: Dr. Erel Segal-Halevi</text:span></text:p>
              </text:list-item>
            </text:list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What is C++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standard" draw:layer="layout" svg:width="22.351cm" svg:height="15.977cm" svg:x="1.524cm" svg:y="0.76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8"><text:span text:style-name="T4">C++ =</text:span></text:p>
                <text:p text:style-name="P8"><text:span text:style-name="T4">C + Java + More..</text:span></text:p>
              </table:table-cell>
              <table:table-cell>
                <text:p text:style-name="P9"><text:span text:style-name="T5">C</text:span></text:p>
              </table:table-cell>
              <table:table-cell>
                <text:p text:style-name="P9"><text:span text:style-name="T5">C++</text:span></text:p>
              </table:table-cell>
              <table:table-cell>
                <text:p text:style-name="P9"><text:span text:style-name="T5">Java</text:span></text:p>
              </table:table-cell>
            </table:table-row>
            <table:table-row table:style-name="ro1">
              <table:table-cell table:style-name="ce2">
                <text:p text:style-name="P10"><text:span text:style-name="T5">Low-level machine programming</text:span></text:p>
              </table:table-cell>
              <table:table-cell table:style-name="ce3">
                <text:p text:style-name="P11"><text:span text:style-name="T6">Yes</text:span></text:p>
              </table:table-cell>
              <table:table-cell table:style-name="ce4">
                <text:p text:style-name="P12"><text:span text:style-name="T7">Yes</text:span></text:p>
              </table:table-cell>
              <table:table-cell table:style-name="ce5">
                <text:p text:style-name="P13"><text:span text:style-name="T8">No</text:span></text:p>
              </table:table-cell>
            </table:table-row>
            <table:table-row table:style-name="ro2">
              <table:table-cell table:style-name="ce2">
                <text:p text:style-name="P10"><text:span text:style-name="T5">High-level </text:span><text:span text:style-name="T5"><text:line-break/></text:span><text:span text:style-name="T5">OO programming</text:span></text:p>
              </table:table-cell>
              <table:table-cell table:style-name="ce5">
                <text:p text:style-name="P13"><text:span text:style-name="T8">No</text:span></text:p>
              </table:table-cell>
              <table:table-cell table:style-name="ce4">
                <text:p text:style-name="P12"><text:span text:style-name="T7">Yes</text:span></text:p>
              </table:table-cell>
              <table:table-cell table:style-name="ce3">
                <text:p text:style-name="P11"><text:span text:style-name="T6">Yes</text:span></text:p>
              </table:table-cell>
            </table:table-row>
            <table:table-row table:style-name="ro3">
              <table:table-cell table:style-name="ce2">
                <text:p text:style-name="P10"><text:span text:style-name="T5">Generic template programming</text:span></text:p>
              </table:table-cell>
              <table:table-cell table:style-name="ce5">
                <text:p text:style-name="P13"><text:span text:style-name="T8">No</text:span></text:p>
              </table:table-cell>
              <table:table-cell table:style-name="ce4">
                <text:p text:style-name="P12"><text:span text:style-name="T7">Yes</text:span></text:p>
              </table:table-cell>
              <table:table-cell table:style-name="ce3">
                <text:p text:style-name="P11"><text:span text:style-name="T9">Limit-ed</text:span></text:p>
              </table:table-cell>
            </table:table-row>
            <table:table-row table:style-name="ro4">
              <table:table-cell table:style-name="ce2">
                <text:p text:style-name="P10"><text:span text:style-name="T5">Complexity</text:span></text:p>
              </table:table-cell>
              <table:table-cell table:style-name="ce3">
                <text:p text:style-name="P11"><text:span text:style-name="T6">Low</text:span></text:p>
              </table:table-cell>
              <table:table-cell table:style-name="ce6">
                <text:p text:style-name="P14"><text:span text:style-name="T10">High</text:span></text:p>
              </table:table-cell>
              <table:table-cell table:style-name="ce7">
                <text:p text:style-name="P15"><text:span text:style-name="T9">Med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6" draw:layer="layout" svg:width="9.189cm" svg:height="0.963cm" svg:x="1.27cm" svg:y="17.526cm">
          <draw:text-box>
            <text:p><text:a xlink:href="https://yosefk.com/c++fqa/" xlink:type="simple">https://yosefk.com/c++fqa/</text:a><text:s/></text:p>
          </draw:text-box>
        </draw:frame>
        <draw:frame draw:style-name="gr2" draw:text-style-name="P16" draw:layer="layout" svg:width="9.176cm" svg:height="0.963cm" svg:x="14.192cm" svg:y="17.526cm">
          <draw:text-box>
            <text:p><text:a xlink:href="https://en.cppreference.com/w/" xlink:type="simple">https://en.cppreference.com/w/</text:a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ריק">
        <office:forms form:automatic-focus="false" form:apply-design-mode="false"/>
        <draw:frame draw:name="מציין מיקום של מספר שקופית 2" presentation:style-name="pr4" draw:text-style-name="P1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3" draw:text-style-name="P20" draw:layer="layout" svg:width="23.282cm" svg:height="17.356cm" svg:x="1.058cm" svg:y="0.847cm">
          <text:p text:style-name="P18"><text:span text:style-name="T11">Why use C++?</text:span></text:p>
          <text:list text:style-name="L1">
            <text:list-item>
              <text:p text:style-name="P19"><text:span text:style-name="T12">Combine high-level abstractions with low-level time and memory control.</text:span></text:p>
            </text:list-item>
            <text:list-item>
              <text:p text:style-name="P19"><text:span text:style-name="T12">Understand the machine.</text:span></text:p>
            </text:list-item>
            <text:list-item>
              <text:p text:style-name="P19"><text:span text:style-name="T12">Practice learning a complex language.</text:span></text:p>
            </text:list-item>
          </text:list>
          <text:p text:style-name="P18"><text:span text:style-name="T11">Some software written in C++:</text:span></text:p>
          <text:list text:continue-numbering="true" text:style-name="L1">
            <text:list-item>
              <text:p text:style-name="P19"><text:span text:style-name="T13">Facebook:</text:span><text:span text:style-name="T14"> </text:span><text:span text:style-name="T15"><text:a xlink:href="https://github.com/facebook/folly" xlink:type="simple">https://github.com/facebook/folly</text:a></text:span></text:p>
            </text:list-item>
            <text:list-item>
              <text:p text:style-name="P19"><text:span text:style-name="T13">Bitcoin:</text:span><text:span text:style-name="T14"> </text:span><text:span text:style-name="T15"><text:a xlink:href="https://github.com/bitcoin/bitcoin" xlink:type="simple">https://github.com/bitcoin/bitcoin</text:a></text:span></text:p>
            </text:list-item>
            <text:list-item>
              <text:p text:style-name="P19"><text:span text:style-name="T13">LibreOffice:</text:span><text:span text:style-name="T14"> </text:span><text:span text:style-name="T15"><text:a xlink:href="https://github.com/LibreOffice/core" xlink:type="simple">https://github.com/LibreOffice/core</text:a></text:span></text:p>
            </text:list-item>
            <text:list-item>
              <text:p text:style-name="P19"><text:span text:style-name="T13">Unreal:</text:span><text:span text:style-name="T14"> </text:span><text:span text:style-name="T15"><text:a xlink:href="https://github.com/EpicGames/UnrealEngine" xlink:type="simple">https://github.com/EpicGames/UnrealEngine</text:a></text:span></text:p>
            </text:list-item>
            <text:list-item>
              <text:p text:style-name="P19"><text:span text:style-name="T13">TensorFlow: </text:span><text:span text:style-name="T16"><text:a xlink:href="https://github.com/tensorflow/tensorflow" xlink:type="simple">https://github.com/tensorflow/tensorflow</text:a></text:span><text:span text:style-name="T15">(+pyth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4" draw:text-style-name="P20" draw:layer="layout" svg:width="23.282cm" svg:height="17.356cm" svg:x="1.058cm" svg:y="0.847cm">
          <text:p text:style-name="P18"><text:span text:style-name="T17">Why C++ is much more fun than C (C++ FAQ)?</text:span></text:p>
          <text:p text:style-name="P18"><text:span text:style-name="T17"/></text:p>
          <text:list text:style-name="L3">
            <text:list-item>
              <text:p text:style-name="P22"><text:span text:style-name="T18">Classes &amp; methods - OO design</text:span></text:p>
            </text:list-item>
            <text:list-item>
              <text:p text:style-name="P22"><text:span text:style-name="T18">Generic programming - Templates allow for code reuse</text:span></text:p>
            </text:list-item>
            <text:list-item>
              <text:p text:style-name="P22"><text:span text:style-name="T18">Function and operator overloading</text:span></text:p>
            </text:list-item>
            <text:list-item>
              <text:p text:style-name="P22"><text:span text:style-name="T18">Stricter type system (e.g. function args)</text:span></text:p>
            </text:list-item>
            <text:list-item>
              <text:p text:style-name="P22"><text:span text:style-name="T18">Some run-time checks &amp; memory control</text:span></text:p>
            </text:list-item>
          </text:list>
          <text:p text:style-name="P22"><text:span text:style-name="T19"/></text:p>
          <text:p text:style-name="P23"><text:span text:style-name="T19">A common and mature language that gives you high level and low level control</text:span></text:p>
          <text:p text:style-name="P23"><text:span text:style-name="T20">Have fun </text:span><text:span text:style-name="T21">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5" draw:text-style-name="P20" draw:layer="layout" svg:width="23.282cm" svg:height="17.356cm" svg:x="1.058cm" svg:y="0.847cm">
          <text:p text:style-name="P18"><text:span text:style-name="T17">Why C++ is much more fun than C (C++ FQA)?</text:span></text:p>
          <text:p text:style-name="P18"><text:span text:style-name="T17"/></text:p>
          <text:list text:style-name="L3">
            <text:list-item>
              <text:p text:style-name="P22"><text:span text:style-name="T20">Tons of corner cases</text:span></text:p>
            </text:list-item>
            <text:list-item>
              <text:p text:style-name="P22"><text:span text:style-name="T20">Duplicate features</text:span></text:p>
            </text:list-item>
            <text:list-item>
              <text:p text:style-name="P22"><text:span text:style-name="T20">Cryptic syntax </text:span></text:p>
            </text:list-item>
            <text:list-item>
              <text:p text:style-name="P22"><text:span text:style-name="T20">Undecidable syntax (uncompilable progarms!)</text:span></text:p>
            </text:list-item>
            <text:list-item>
              <text:p text:style-name="P22"><text:span text:style-name="T20">No two compilers agree on it</text:span></text:p>
            </text:list-item>
          </text:list>
          <text:p text:style-name="P22"><text:span text:style-name="T20"/></text:p>
          <text:p text:style-name="P23"><text:span text:style-name="T19">Probably one of the hardest computer languages to master. </text:span></text:p>
          <text:p text:style-name="P23"><text:span text:style-name="T20">Have fun </text:span><text:span text:style-name="T21">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4" draw:text-style-name="P20" draw:layer="layout" svg:width="23.282cm" svg:height="17.356cm" svg:x="1.058cm" svg:y="0.847cm">
          <text:p text:style-name="P18"><text:span text:style-name="T11">C++ vs. Java</text:span></text:p>
          <text:p text:style-name="P19"><text:span text:style-name="T22">Java is much simpler to program - </text:span><text:span text:style-name="T22"><text:line-break/></text:span><text:span text:style-name="T23">removes many <text:s/>ambiguous and duplicate featues.</text:span></text:p>
          <text:p text:style-name="P19"><text:span text:style-name="T23"/></text:p>
          <text:p text:style-name="P18"><text:span text:style-name="T24">So why use C++ at all?</text:span></text:p>
          <text:list text:style-name="L3">
            <text:list-item>
              <text:p text:style-name="P22"><text:span text:style-name="T25">Basis to other languages</text:span><text:span text:style-name="T26">. Many other languages and operating systems are written in C/C++ (e.g Java, Python, Windows, Unix/Linux, Mac…). </text:span></text:p>
            </text:list-item>
            <text:list-item>
              <text:p text:style-name="P22"><text:span text:style-name="T25">Understanding</text:span><text:span text:style-name="T26">. With C++ you must understand what the computer is doing under the hood.</text:span></text:p>
            </text:list-item>
            <text:list-item>
              <text:p text:style-name="P22"><text:span text:style-name="T25">Zero-cost abstraction.</text:span><text:span text:style-name="T26"> tight memory and time management – important in embedded systems and real-time system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3" draw:text-style-name="P20" draw:layer="layout" svg:width="23.282cm" svg:height="17.356cm" svg:x="1.058cm" svg:y="0.847cm">
          <text:p text:style-name="P18"><text:span text:style-name="T11">C++ vs. Java – memory</text:span></text:p>
          <text:list text:style-name="L1">
            <text:list-item>
              <text:p text:style-name="P19"><text:span text:style-name="T12">In C++, the memory consumption of a data structure is tight – you get only what you ask for.</text:span></text:p>
            </text:list-item>
            <text:list-item>
              <text:p text:style-name="P19"><text:span text:style-name="T12">In Java, your data structures might consume much more memory.</text:span></text:p>
            </text:list-item>
            <text:list-item>
              <text:p text:style-name="P19"><text:span text:style-name="T12">See example in folder 2.</text:span></text:p>
              <text:list>
                <text:list-item>
                  <text:p text:style-name="P19"><text:span text:style-name="T27">Why is this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story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6" draw:text-style-name="P25" draw:layer="layout" svg:width="23.706cm" svg:height="1.776cm" svg:x="0.847cm" svg:y="0.763cm" presentation:class="title" presentation:user-transformed="true">
          <draw:text-box>
            <text:p text:style-name="P24"><text:span text:style-name="T28">History</text:span></text:p>
          </draw:text-box>
        </draw:frame>
        <draw:frame draw:name="מציין מיקום של מספר שקופית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g>
          <draw:custom-shape draw:style-name="gr6" draw:text-style-name="P27" draw:layer="layout" svg:width="7cm" svg:height="2.043cm" svg:x="-0.249cm" svg:y="9.133cm">
            <text:p text:style-name="P26"><text:span text:style-name="T29">The C++ Prog. Manual (85-90)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7" draw:text-style-name="P27" draw:layer="layout" svg:width="5.109cm" svg:height="2.043cm" svg:x="6.241cm" svg:y="9.133cm">
            <text:p text:style-name="P28"><text:span text:style-name="T30">C++98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7" draw:text-style-name="P27" draw:layer="layout" svg:width="5.109cm" svg:height="2.043cm" svg:x="10.84cm" svg:y="9.133cm">
            <text:p text:style-name="P28"><text:span text:style-name="T30">C++03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7" draw:text-style-name="P27" draw:layer="layout" svg:width="5.109cm" svg:height="2.043cm" svg:x="15.438cm" svg:y="9.133cm">
            <text:p text:style-name="P28"><text:span text:style-name="T30">C++11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8" draw:text-style-name="P27" draw:layer="layout" svg:width="5.109cm" svg:height="2.043cm" svg:x="20.037cm" svg:y="9.133cm">
            <text:p text:style-name="P29"><text:span text:style-name="T31">C++14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draw:custom-shape draw:name="TextBox 10" draw:style-name="gr9" draw:text-style-name="P30" draw:layer="layout" svg:width="5.079cm" svg:height="2.283cm" svg:x="6.35cm" svg:y="6.234cm">
          <text:p text:style-name="P19"><text:span text:style-name="T32">Default in g+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9" draw:text-style-name="P31" draw:layer="layout" svg:width="4.656cm" svg:height="2.283cm" svg:x="11.001cm" svg:y="11.218cm">
          <text:p text:style-name="P18"><text:span text:style-name="T32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9" draw:text-style-name="P31" draw:layer="layout" svg:width="4.444cm" svg:height="4.315cm" svg:x="15.75cm" svg:y="4.657cm">
          <text:p text:style-name="P19"><text:span text:style-name="T32">auto, lambdas, threading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9" draw:text-style-name="P31" draw:layer="layout" svg:width="4.444cm" svg:height="7.363cm" svg:x="20.532cm" svg:y="1.693cm">
          <text:p text:style-name="P19"><text:span text:style-name="T32">Auto return type, generic lambdas, binary literals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9" draw:text-style-name="P31" draw:layer="layout" svg:width="4.656cm" svg:height="2.283cm" svg:x="20.195cm" svg:y="11.238cm">
          <text:p text:style-name="P18"><text:span text:style-name="T32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9" draw:text-style-name="P31" draw:layer="layout" svg:width="4.656cm" svg:height="2.283cm" svg:x="15.685cm" svg:y="11.218cm">
          <text:p text:style-name="P18"><text:span text:style-name="T32">Maj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כותרת 1" draw:style-name="gr10" draw:text-style-name="P4" draw:layer="layout" svg:width="23.706cm" svg:height="3.174cm" svg:x="1.145cm" svg:y="14.393cm">
          <text:p text:style-name="P3"><text:span text:style-name="T33">We’ll learn parts of C++-11, 14, 17,</text:span></text:p>
          <text:p text:style-name="P3"><text:span text:style-name="T33">Mostly parts that makes C++ more “pythonic” while keeping it effici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tur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24"><text:span text:style-name="T34">Future</text:span></text:p>
          </draw:text-box>
        </draw:frame>
        <draw:frame draw:name="מציין מיקום של מספר שקופית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g>
          <draw:custom-shape draw:style-name="gr11" draw:text-style-name="P32" draw:layer="layout" svg:width="9.065cm" svg:height="3.625cm" svg:x="0.007cm" svg:y="8.347cm">
            <text:p text:style-name="P28"><text:span text:style-name="T30">C++17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1" draw:text-style-name="P32" draw:layer="layout" svg:width="9.065cm" svg:height="3.625cm" svg:x="8.167cm" svg:y="8.347cm">
            <text:p text:style-name="P28"><text:span text:style-name="T30">C++20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2" draw:text-style-name="P34" draw:layer="layout" svg:width="9.065cm" svg:height="3.625cm" svg:x="16.326cm" svg:y="8.347cm">
            <text:p text:style-name="P33"><text:span text:style-name="T35">…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שקופית_20_כותרת" presentation:presentation-page-layout-name="AL1T0">
        <office:forms form:automatic-focus="false" form:apply-design-mode="false"/>
        <draw:frame draw:name="Slide Number Placeholder 2" presentation:style-name="pr9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itle 1" presentation:style-name="pr10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he missing typ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s in C++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24"><text:span text:style-name="T34">strings in C++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1" draw:text-style-name="P36" draw:layer="layout" svg:width="24.129cm" svg:height="15.662cm" svg:x="0.508cm" svg:y="2.372cm" presentation:class="outline" presentation:user-transformed="true">
          <draw:text-box>
            <text:p text:style-name="P35"><text:span text:style-name="T36">#include</text:span><text:span text:style-name="T37"> </text:span><text:span text:style-name="T38">&lt;iostream&gt;</text:span><text:span text:style-name="T37"> </text:span><text:span text:style-name="T37"><text:line-break/></text:span><text:span text:style-name="T36">#include</text:span><text:span text:style-name="T37"> </text:span><text:span text:style-name="T38">&lt;string&gt;</text:span><text:span text:style-name="T37"> </text:span><text:span text:style-name="T37"><text:line-break/></text:span><text:span text:style-name="T36">int</text:span><text:span text:style-name="T37"> main() </text:span><text:span text:style-name="T37"><text:line-break/></text:span><text:span text:style-name="T37">{ </text:span><text:span text:style-name="T37"><text:line-break/></text:span><text:span text:style-name="T37">   std::</text:span><text:span text:style-name="T36">string</text:span><text:span text:style-name="T37"> str; </text:span><text:span text:style-name="T37"><text:line-break/></text:span><text:span text:style-name="T37">   </text:span><text:span text:style-name="T36">int</text:span><text:span text:style-name="T37"> a; </text:span><text:span text:style-name="T37"><text:line-break/></text:span><text:span text:style-name="T37">   </text:span><text:span text:style-name="T36">double</text:span><text:span text:style-name="T37"> b; </text:span><text:span text:style-name="T37"><text:line-break/></text:span><text:span text:style-name="T37">   std::cin &gt;&gt; str &gt;&gt; a &gt;&gt; b; </text:span><text:span text:style-name="T37"><text:line-break/></text:span><text:span text:style-name="T37">   </text:span><text:span text:style-name="T36">if</text:span><text:span text:style-name="T37">(std::cin.fail()) </text:span><text:span text:style-name="T37"><text:line-break/></text:span><text:span text:style-name="T37">   { </text:span><text:span text:style-name="T37"><text:line-break/></text:span><text:span text:style-name="T37">      std::cerr &lt;&lt; </text:span><text:span text:style-name="T38">"input problem\n"</text:span><text:span text:style-name="T37">; </text:span><text:span text:style-name="T37"><text:line-break/></text:span><text:span text:style-name="T37">      </text:span><text:span text:style-name="T36">return</text:span><text:span text:style-name="T37"> </text:span><text:span text:style-name="T39">1</text:span><text:span text:style-name="T37">; </text:span><text:span text:style-name="T37"><text:line-break/></text:span><text:span text:style-name="T37">   } </text:span><text:span text:style-name="T37"><text:line-break/></text:span><text:span text:style-name="T37">   std::cout &lt;&lt; </text:span><text:span text:style-name="T38">"I got: "</text:span><text:span text:style-name="T37">&lt;&lt; str &lt;&lt; </text:span><text:span text:style-name="T38">' '</text:span><text:span text:style-name="T37"> </text:span><text:span text:style-name="T37"><text:line-break/></text:span><text:span text:style-name="T37">   &lt;&lt; a &lt;&lt; </text:span><text:span text:style-name="T38">' '</text:span><text:span text:style-name="T37"> &lt;&lt; b &lt;&lt; std::endl; </text:span><text:span text:style-name="T37"><text:line-break/></text:span><text:span text:style-name="T37">} </text:span></text:p>
          </draw:text-box>
        </draw:frame>
        <draw:custom-shape draw:name="Text Box 4" draw:style-name="gr13" draw:text-style-name="P31" draw:layer="layout" svg:width="12.593cm" svg:height="2.859cm" svg:x="11.324cm" svg:y="2.813cm">
          <text:p text:style-name="P37"><text:span text:style-name="T32">More about string functions</text:span><text:span text:style-name="T32">:</text:span></text:p>
          <text:p text:style-name="P38"><text:span text:style-name="T40"><text:a xlink:href="http://www.cppreference.com/cppstring" xlink:type="simple">http://www.cppreference.com/cppstrin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1" presentation:class="page"/>
          <draw:frame draw:name="מציין מיקום של הערות 2" presentation:style-name="pr12" draw:text-style-name="P40" draw:layer="layout" svg:width="14.463cm" svg:height="12.787cm" svg:x="2.628cm" svg:y="13.507cm" presentation:class="notes" presentation:user-transformed="true">
            <draw:text-box>
              <text:p text:style-name="P39"><text:span text:style-name="T41">Strings are *similar* but not the same as java strings. </text:span></text:p>
              <text:p text:style-name="P39"><text:span text:style-name="T41">They are not part of the language but part of the standard library</text:span></text:p>
            </draw:text-box>
          </draw:frame>
          <draw:frame draw:name="מציין מיקום של מספר שקופית 3" presentation:style-name="pr13" draw:text-style-name="P42" draw:layer="layout" svg:width="8.545cm" svg:height="1.419cm" svg:x="11.174cm" svg:y="27.01cm" presentation:class="page-number" presentation:user-transformed="true">
            <draw:text-box>
              <text:p text:style-name="P41"><text:span text:style-name="T42"><text:page-number>&lt;number&gt;</text:page-number></text:span></text:p>
            </draw:text-box>
          </draw:frame>
        </presentation:notes>
      </draw:page>
      <draw:page draw:name="Boolean variabl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24"><text:span text:style-name="T34">Boolean variables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1" draw:text-style-name="P36" draw:layer="layout" svg:width="24.129cm" svg:height="15.662cm" svg:x="0.635cm" svg:y="2.752cm" presentation:class="outline" presentation:user-transformed="true">
          <draw:text-box>
            <text:p text:style-name="P43"><text:span text:style-name="T36">#include</text:span><text:span text:style-name="T37"> </text:span><text:span text:style-name="T38">&lt;iostream&gt;</text:span><text:span text:style-name="T37"> </text:span><text:span text:style-name="T37"><text:line-break/></text:span><text:span text:style-name="T36">int</text:span><text:span text:style-name="T37"> main() </text:span><text:span text:style-name="T37"><text:line-break/></text:span><text:span text:style-name="T37">{ </text:span><text:span text:style-name="T37"><text:line-break/></text:span><text:span text:style-name="T37">   </text:span><text:span text:style-name="T36">int</text:span><text:span text:style-name="T37"> a = </text:span><text:span text:style-name="T39">5</text:span><text:span text:style-name="T37">; </text:span><text:span text:style-name="T37"><text:line-break/></text:span><text:span text:style-name="T37">   </text:span><text:span text:style-name="T36">bool</text:span><text:span text:style-name="T37"> isZero = (a == </text:span><text:span text:style-name="T39">0</text:span><text:span text:style-name="T37">); </text:span></text:p>
            <text:p text:style-name="P43"><text:span text:style-name="T43"><text:s text:c="3"/></text:span><text:span text:style-name="T43">// same conditions </text:span><text:span text:style-name="T37"><text:line-break/></text:span><text:span text:style-name="T37">   </text:span><text:span text:style-name="T36">if</text:span><text:span text:style-name="T37">(!isZero &amp;&amp; isZero==</text:span><text:span text:style-name="T36">false</text:span><text:span text:style-name="T37"> &amp;&amp; </text:span><text:span text:style-name="T37"><text:line-break/></text:span><text:span text:style-name="T37">   isZero!=</text:span><text:span text:style-name="T36">true</text:span><text:span text:style-name="T37"> &amp;&amp; <text:s/>!!! isZero &amp;&amp; a ) </text:span><text:span text:style-name="T43"><text:line-break/></text:span><text:span text:style-name="T43"> <text:s text:c="2"/></text:span><text:span text:style-name="T37">{ </text:span><text:span text:style-name="T37"><text:line-break/></text:span><text:span text:style-name="T37">      std::cout &lt;&lt; </text:span><text:span text:style-name="T38">"a is not zero\n"</text:span><text:span text:style-name="T37">; </text:span><text:span text:style-name="T37"><text:line-break/></text:span><text:span text:style-name="T37">   } </text:span><text:span text:style-name="T37"><text:line-break/></text:span><text:span text:style-name="T37">} </text:span><text:span text:style-name="T37"><text:line-break/></text:span><text:span text:style-name="T37"><text:line-break/></text:span><text:span text:style-name="T37"/></text:p>
            <text:p text:style-name="P43"><text:span text:style-name="T37"><text:line-break/></text:span><text:span text:style-name="T37"/></text:p>
          </draw:text-box>
        </draw:frame>
        <draw:custom-shape draw:name="TextBox 1" draw:style-name="gr14" draw:text-style-name="P45" draw:layer="layout" svg:width="3.809cm" svg:height="2.283cm" svg:x="12.747cm" svg:y="4.657cm">
          <text:p text:style-name="P44"><text:span text:style-name="T32">Good sty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" draw:style-name="gr15" draw:text-style-name="P46" draw:layer="layout" svg:width="3.452cm" svg:height="1.269cm" svg:x="3.796cm" svg:y="10.1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5" draw:style-name="gr16" draw:text-style-name="P47" draw:layer="layout" svg:width="8.936cm" svg:height="3.194cm" svg:x="5.715cm" svg:y="6.965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2" presentation:class="page"/>
          <draw:frame draw:name="מציין מיקום של הערות 2" presentation:style-name="pr12" draw:text-style-name="P40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3" draw:text-style-name="P42" draw:layer="layout" svg:width="8.545cm" svg:height="1.419cm" svg:x="11.174cm" svg:y="27.01cm" presentation:class="page-number" presentation:user-transformed="true">
            <draw:text-box>
              <text:p text:style-name="P41"><text:span text:style-name="T42"><text:page-number>&lt;number&gt;</text:page-number></text:span></text:p>
            </draw:text-box>
          </draw:frame>
        </presentation:notes>
      </draw:page>
      <draw:page draw:name="page13" draw:style-name="dp1" draw:master-page-name="כותרת_20_ותוכן" presentation:presentation-page-layout-name="AL2T11">
        <office:forms form:automatic-focus="false" form:apply-design-mode="false"/>
        <draw:frame draw:name="Title 1" presentation:style-name="pr6" draw:text-style-name="P4" draw:layer="layout" svg:width="21.589cm" svg:height="1.96cm" svg:x="2.54cm" svg:y="1.563cm" presentation:class="title" presentation:user-transformed="true">
          <draw:text-box>
            <text:p text:style-name="P24"><text:span text:style-name="T44">C++-11 namespace</text:span><text:span text:style-name="T45"> (folder 3)</text:span></text:p>
          </draw:text-box>
        </draw:frame>
        <draw:frame draw:name="Slide Number Placeholder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gr17" draw:text-style-name="P48" draw:layer="layout" svg:width="22.352cm" svg:height="11.847cm" svg:x="1.524cm" svg:y="4.318cm">
          <draw:text-box>
            <text:list text:style-name="L1">
              <text:list-item>
                <text:p><text:span text:style-name="T46">Groups different variables and functions together;</text:span></text:p>
              </text:list-item>
              <text:list-item>
                <text:p><text:span text:style-name="T46">Reduces danger of name-collision when including different libraries;</text:span></text:p>
              </text:list-item>
              <text:list-item>
                <text:p><text:span text:style-name="T46">Can span multiple files.</text:span></text:p>
              </text:list-item>
              <text:list-item>
                <text:p><text:span text:style-name="T6">Standard library namespace: std;</text:span></text:p>
              </text:list-item>
              <text:list-item>
                <text:p><text:span text:style-name="T6">Another example: folly</text:span><text:span text:style-name="T47"><text:a xlink:href="https://github.com/facebook/folly/blob/master/folly/stop_watch.h" xlink:type="simple">https://github.com/facebook/folly/blob/master/folly/stop_watch.h</text:a></text:span><text:span text:style-name="T47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כותרת_20_ותוכן_5f__5f_" presentation:presentation-page-layout-name="AL2T11">
        <office:forms form:automatic-focus="false" form:apply-design-mode="false"/>
        <draw:frame draw:name="Title 1" presentation:style-name="pr14" draw:text-style-name="P4" draw:layer="layout" svg:width="23.706cm" svg:height="1.776cm" svg:x="0.847cm" svg:y="0.763cm" presentation:class="title" presentation:user-transformed="true">
          <draw:text-box>
            <text:p text:style-name="P24"><text:span text:style-name="T34">Error Handling in C++ </text:span><text:span text:style-name="T48">(folders 5-6)</text:span></text:p>
          </draw:text-box>
        </draw:frame>
        <draw:frame draw:name="Slide Number Placeholder 2" presentation:style-name="pr15" draw:text-style-name="P1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Default_5f_1" draw:layer="layout" svg:width="23.665cm" svg:height="10.214cm" svg:x="1.098cm" svg:y="2.677cm">
          <table:table table:template-name="sun" table:use-first-column-styles="true" table:use-banding-columns-styles="true">
            <table:table-column table:style-name="co5"/>
            <table:table-column table:style-name="co5"/>
            <table:table-column table:style-name="co6"/>
            <table:table-row table:style-name="ro5" table:default-cell-style-name="ce8">
              <table:table-cell/>
              <table:table-cell>
                <text:p text:style-name="P8"><text:span text:style-name="T49">Exception</text:span></text:p>
              </table:table-cell>
              <table:table-cell>
                <text:p text:style-name="P8"><text:span text:style-name="T49">Assert</text:span></text:p>
              </table:table-cell>
            </table:table-row>
            <table:table-row table:style-name="ro5" table:default-cell-style-name="ce9">
              <table:table-cell table:style-name="ce8">
                <text:p text:style-name="P8"><text:span text:style-name="T49">Used during:</text:span></text:p>
              </table:table-cell>
              <table:table-cell>
                <text:p text:style-name="P8"><text:span text:style-name="T50">Normal run</text:span></text:p>
              </table:table-cell>
              <table:table-cell>
                <text:p text:style-name="P8"><text:span text:style-name="T50">Development</text:span></text:p>
              </table:table-cell>
            </table:table-row>
            <table:table-row table:style-name="ro5" table:default-cell-style-name="ce11">
              <table:table-cell table:style-name="ce10">
                <text:p text:style-name="P8"><text:span text:style-name="T51">Used for:</text:span></text:p>
              </table:table-cell>
              <table:table-cell>
                <text:p text:style-name="P8"><text:span text:style-name="T52">Handling exceptional conditions.</text:span></text:p>
              </table:table-cell>
              <table:table-cell>
                <text:p text:style-name="P8"><text:span text:style-name="T52">Spotting internal errors and bugs.</text:span></text:p>
              </table:table-cell>
            </table:table-row>
            <table:table-row table:style-name="ro5" table:default-cell-style-name="ce11">
              <table:table-cell table:style-name="ce10">
                <text:p text:style-name="P8"><text:span text:style-name="T51">Disabling:</text:span></text:p>
              </table:table-cell>
              <table:table-cell>
                <text:p text:style-name="P8"><text:span text:style-name="T52">No</text:span></text:p>
              </table:table-cell>
              <table:table-cell>
                <text:p text:style-name="P8"><text:span text:style-name="T52">With compiler flag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-11 enum class" draw:style-name="dp3" draw:master-page-name="כותרת_20_ותוכן" presentation:presentation-page-layout-name="AL2T11">
        <office:forms form:automatic-focus="false" form:apply-design-mode="false"/>
        <draw:frame draw:name="Title 1" presentation:style-name="pr6" draw:text-style-name="P4" draw:layer="layout" svg:width="21.589cm" svg:height="1.96cm" svg:x="2.54cm" svg:y="1.563cm" presentation:class="title" presentation:user-transformed="true">
          <draw:text-box>
            <text:p text:style-name="P24"><text:span text:style-name="T34">C++-11 enum class</text:span><text:span text:style-name="T53"> (folder 4)</text:span></text:p>
          </draw:text-box>
        </draw:frame>
        <draw:frame draw:name="Slide Number Placeholder 2" presentation:style-name="pr7" draw:text-style-name="P1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5" draw:style-name="gr9" draw:text-style-name="P50" draw:layer="layout" svg:width="24.341cm" svg:height="7.563cm" svg:x="0.423cm" svg:y="11.43cm">
          <text:p text:style-name="P49"><text:span text:style-name="T54">Season curr_season;</text:span><text:span text:style-name="T54"><text:line-break/></text:span><text:span text:style-name="T54">curr_season= </text:span><text:span text:style-name="T55">Season::AUTUMN;</text:span></text:p>
          <text:p text:style-name="P49"><text:span text:style-name="T54">curr_season= SUMMER; </text:span><text:span text:style-name="T56">// won’t compile! (good)</text:span></text:p>
          <text:p text:style-name="P49"><text:span text:style-name="T54">curr_season= 19; </text:span><text:span text:style-name="T56">// won’t compile! (good)</text:span></text:p>
          <text:p text:style-name="P49"><text:span text:style-name="T57">int</text:span><text:span text:style-name="T54"> prev_season= Season::SUMMER; </text:span><text:span text:style-name="T56">// won’t compile! (goo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9" draw:text-style-name="P50" draw:layer="layout" svg:width="17.779cm" svg:height="7.563cm" svg:x="0.423cm" svg:y="3.787cm">
          <text:p text:style-name="P49"><text:span text:style-name="T57">enum </text:span><text:span text:style-name="T58">class</text:span><text:span text:style-name="T54"> Season : </text:span><text:span text:style-name="T58">char</text:span><text:span text:style-name="T54"> {</text:span></text:p>
          <text:p text:style-name="P49"><text:span text:style-name="T54"><text:tab/></text:span><text:span text:style-name="T54">WINTER,</text:span><text:span text:style-name="T54"><text:tab/></text:span><text:span text:style-name="T59">// = 0 by default</text:span></text:p>
          <text:p text:style-name="P49"><text:span text:style-name="T59"><text:tab/></text:span><text:span text:style-name="T54">SPRING,</text:span><text:span text:style-name="T54"><text:tab/></text:span><text:span text:style-name="T59">// = WINTER + 1</text:span></text:p>
          <text:p text:style-name="P49"><text:span text:style-name="T59"><text:tab/></text:span><text:span text:style-name="T54">SUMMER,</text:span><text:span text:style-name="T59"><text:tab/></text:span><text:span text:style-name="T59">// = WINTER + 2 </text:span><text:span text:style-name="T59"><text:line-break/></text:span><text:span text:style-name="T59"><text:tab/></text:span><text:span text:style-name="T54">AUTUMN</text:span><text:span text:style-name="T54"><text:tab/></text:span><text:span text:style-name="T59">// = WINTER + 3</text:span><text:span text:style-name="T59"><text:line-break/></text:span><text:span text:style-name="T54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+mn-ea" svg:font-family="+mn-ea"/>
    <style:font-face style:name="Arial2" svg:font-family="Arial"/>
    <style:font-face style:name="Calibri" svg:font-family="Calibri"/>
    <style:font-face style:name="Consolas" svg:font-family="Consolas"/>
    <style:font-face style:name="Nachlieli CLM2" svg:font-family="'Nachlieli CLM'"/>
    <style:font-face style:name="MS Gothic" svg:font-family="'MS Gothic'" style:font-family-generic="modern"/>
    <style:font-face style:name="Monospace" svg:font-family="Monospace" style:font-pitch="fixed"/>
    <style:font-face style:name="Arial3" svg:font-family="Arial" style:font-family-generic="modern" style:font-pitch="fixed"/>
    <style:font-face style:name="David CLM" svg:font-family="'David CLM'" style:font-pitch="variable"/>
    <style:font-face style:name="Liberation Sans2" svg:font-family="'Liberation Sans', Arial" style:font-pitch="variable"/>
    <style:font-face style:name="Nachlieli CLM1" svg:font-family="'Nachlieli CLM'" style:font-pitch="variable"/>
    <style:font-face style:name="Tahoma" svg:font-family="Tahoma" style:font-pitch="variable"/>
    <style:font-face style:name="Wingdings" svg:font-family="Wingdings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background" style:family="presentation">
      <style:graphic-properties draw:stroke="none" draw:fill="gradient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3" style:family="presentation" style:parent-style-name="ריק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4" style:family="presentation" style:parent-style-name="ריק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solid" draw:fill-color="#cec7df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_5f_-background" style:display-name="כותרת ותוכן__-background" style:family="presentation">
      <style:graphic-properties draw:stroke="none" draw:fill="gradient"/>
      <style:text-properties style:letter-kerning="true"/>
    </style:style>
    <style:style style:name="כותרת_20_ותוכן_5f__5f_-backgroundobjects" style:display-name="כותרת ותוכן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_5f_-notes" style:display-name="כותרת ותוכן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_5f_-outline1" style:display-name="כותרת ותוכן__-outline1" style:family="presentation">
      <style:graphic-properties draw:stroke="none" draw:fill="none" draw:auto-grow-height="false" draw:fit-to-size="shrink-to-fit" style:shrink-to-fit="true">
        <text:list-style style:name="כותרת_20_ותוכן_5f__5f_-outline1" style:display-name="כותרת ותוכן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_5f_-outline2" style:display-name="כותרת ותוכן__-outline2" style:family="presentation" style:parent-style-name="כותרת_20_ותוכן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3" style:display-name="כותרת ותוכן__-outline3" style:family="presentation" style:parent-style-name="כותרת_20_ותוכן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4" style:display-name="כותרת ותוכן__-outline4" style:family="presentation" style:parent-style-name="כותרת_20_ותוכן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5" style:display-name="כותרת ותוכן__-outline5" style:family="presentation" style:parent-style-name="כותרת_20_ותוכן_5f_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6" style:display-name="כותרת ותוכן__-outline6" style:family="presentation" style:parent-style-name="כותרת_20_ותוכן_5f_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7" style:display-name="כותרת ותוכן__-outline7" style:family="presentation" style:parent-style-name="כותרת_20_ותוכן_5f_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8" style:display-name="כותרת ותוכן__-outline8" style:family="presentation" style:parent-style-name="כותרת_20_ותוכן_5f_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9" style:display-name="כותרת ותוכן__-outline9" style:family="presentation" style:parent-style-name="כותרת_20_ותוכן_5f_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_5f_-subtitle" style:display-name="כותרת ותוכן__-subtitle" style:family="presentation">
      <style:graphic-properties draw:stroke="none" draw:fill="none" draw:textarea-vertical-align="middle">
        <text:list-style style:name="כותרת_20_ותוכן_5f__5f_-subtitle" style:display-name="כותרת ותוכן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_5f_-title" style:display-name="כותרת ותוכן__-title" style:family="presentation">
      <style:graphic-properties draw:stroke="none" draw:fill="none" draw:textarea-vertical-align="middle">
        <text:list-style style:name="כותרת_20_ותוכן_5f__5f_-title" style:display-name="כותרת ותוכן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ריק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7" style:family="presentation" style:parent-style-name="ריק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9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1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2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3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4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7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18" style:family="presentation" style:parent-style-name="כותרת_20_ותוכן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19" style:family="presentation" style:parent-style-name="כותרת_20_ותוכן_5f_-backgroundobjects">
      <style:graphic-properties draw:stroke="none" draw:fill="none" draw:fill-color="#ffffff" draw:auto-grow-height="false" fo:min-height="1.27cm"/>
    </style:style>
    <style:style style:name="Mpr20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כותרת_20_ותוכן_5f_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2" style:family="presentation" style:parent-style-name="כותרת_20_ותוכן_5f_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כותרת_20_ותוכן_5f_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4" style:family="presentation" style:parent-style-name="כותרת_20_ותוכן_5f__5f_-backgroundobjects">
      <style:graphic-properties draw:stroke="none" draw:fill="none" draw:fill-color="#ffffff" draw:auto-grow-height="false" fo:min-height="1.485cm"/>
    </style:style>
    <style:style style:name="Mpr25" style:family="presentation" style:parent-style-name="כותרת_20_ותוכן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MS Gothic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3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2-18">18/2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ריק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1" presentation:style-name="Mpr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2-18">18/2/19</text:date></text:span></text:p>
        </draw:text-box>
      </draw:frame>
      <draw:frame draw:name="מציין מיקום של כותרת תחתונה 2" presentation:style-name="Mpr6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3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0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11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2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</presentation:notes>
    </style:master-page>
    <style:master-page style:name="כותרת_20_ותוכן_5f_" style:display-name="כותרת ותוכן_" style:page-layout-name="PM1" draw:style-name="Mdp2">
      <draw:frame draw:name="כותרת 1" presentation:style-name="Mpr15" draw:text-style-name="MP21" draw:layer="backgroundobjects" svg:width="21.478cm" svg:height="3.175cm" svg:x="3.364cm" svg:y="0.422cm" presentation:class="title" presentation:user-transformed="true">
        <draw:text-box>
          <text:p text:style-name="MP20"><text:span text:style-name="MT9">לחץ כדי לערוך סגנון כותרת של תבנית בסיס</text:span></text:p>
        </draw:text-box>
      </draw:frame>
      <draw:frame draw:name="מציין מיקום תוכן 2" presentation:style-name="Mpr16" draw:text-style-name="MP2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6"><text:span text:style-name="MT10">Click to edit the outline text format</text:span></text:p>
              <text:list>
                <text:list-item>
                  <text:p text:style-name="MP16"><text:span text:style-name="MT10">Second Outline Level</text:span></text:p>
                  <text:list>
                    <text:list-item>
                      <text:p text:style-name="MP16"><text:span text:style-name="MT10">Third Outline Level</text:span></text:p>
                      <text:list>
                        <text:list-item>
                          <text:p text:style-name="MP16"><text:span text:style-name="MT10">Fourth Outline Level</text:span></text:p>
                          <text:list>
                            <text:list-item>
                              <text:p text:style-name="MP16"><text:span text:style-name="MT10">Fifth Outline Level</text:span></text:p>
                              <text:list>
                                <text:list-item>
                                  <text:p text:style-name="MP16"><text:span text:style-name="MT10">Sixth Outline Level</text:span></text:p>
                                  <text:list>
                                    <text:list-item>
                                      <text:p><text:span text:style-name="MT10">Seventh Outline Level</text:span><text:span text:style-name="MT10">לחץ כדי </text:span><text:span text:style-name="MT10">לערוך סגנונות טקסט של תבנית </text:span><text:span text:style-name="MT10">בסיס</text:span></text:p>
                                      <text:list>
                                        <text:list-item>
                                          <text:p><text:span text:style-name="MT10">רמה שנייה</text:span></text:p>
                                          <text:list>
                                            <text:list-item>
                                              <text:p><text:span text:style-name="MT10">רמה שלישית</text:span></text:p>
                                              <text:list>
                                                <text:list-item>
                                                  <text:p text:style-name="MP22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3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7" draw:text-style-name="MP25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25" draw:layer="backgroundobjects" svg:width="1.203cm" svg:height="0.936cm" svg:x="24.196cm" svg:y="18.113cm" presentation:class="page-number" presentation:user-transformed="true">
        <draw:text-box>
          <text:p text:style-name="MP26"><text:span text:style-name="MT11"><text:page-number>&lt;number&gt;</text:page-number></text:span></text:p>
        </draw:text-box>
      </draw:frame>
      <presentation:notes style:page-layout-name="PM2">
        <draw:page-thumbnail presentation:style-name="כותרת_20_ותוכן_5f_-title" draw:layer="backgroundobjects" svg:width="12.699cm" svg:height="9.524cm" svg:x="3.175cm" svg:y="1.93cm" presentation:class="page"/>
        <draw:frame presentation:style-name="כותרת_20_ותוכן_5f_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_5f_" style:display-name="כותרת ותוכן_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2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2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2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_5f_-title" draw:layer="backgroundobjects" svg:width="14.848cm" svg:height="11.136cm" svg:x="3.075cm" svg:y="2.257cm" presentation:class="page"/>
        <draw:frame presentation:style-name="כותרת_20_ותוכן_5f_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58</meta:editing-cycles>
    <meta:print-date>1999-11-04T13:06:28</meta:print-date>
    <meta:creation-date>1999-10-10T10:49:40</meta:creation-date>
    <dc:date>2019-02-18T13:46:05.132583676</dc:date>
    <meta:editing-duration>P29DT28M16S</meta:editing-duration>
    <meta:generator>LibreOffice/6.1.4.2$Linux_X86_64 LibreOffice_project/10$Build-2</meta:generator>
    <meta:document-statistic meta:object-count="168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12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2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